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5" style:display-name="Custom header 1" style:family="paragraph">
      <style:text-properties fo:font-size="30pt" fo:color="#FF0000"/>
    </style:style>
    <style:style style:name="T3" style:family="text">
      <style:text-properties fo:font-size="14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</office:automatic-styles>
  <office:body>
    <office:text>
      <text:h text:style-name="T5" text:outline-level="1"><text:bookmark-start text:name="__RefHeading__1"/>Header<text:bookmark-end text:name="__RefHeading__1"/></text:h>
      <text:p text:style-name="P1"><text:span text:style-name="T3">Some text</text:span></text:p>
      <text:p text:style-name="P1"><text:span text:style-name="T3">Some text 1.</text:span><text:span text:style-name="T4">Some text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4-23T20:08:40Z</meta:creation-date>
    <dc:date>2025-04-23T20:08:40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